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Title">
      <style:text-properties officeooo:rsid="00153403" officeooo:paragraph-rsid="0015340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background-color="#ff8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Énoncé exercice bibliothèque</text:p>
      <text:p text:style-name="Standard"/>
      <text:p text:style-name="Standard"><text:span text:style-name="T5">La Bibliothèque d'un syndicat intercommunal consiste en</text:span> <text:span text:style-name="T4">5 points de prêt</text:span>.</text:p>
      <text:p text:style-name="Standard"><text:span text:style-name="T2">Ces centres</text:span> <text:span text:style-name="T5">disposent d'ordinateurs personnels interconnectés qui doivent permettre de gérer les emprunts. </text:span></text:p>
      <text:p text:style-name="Standard"><text:s/></text:p>
      <text:p text:style-name="P1">L'interview des bibliothécaires permet de déterminer les faits suivants :</text:p>
      <text:p text:style-name="Standard"><text:s/></text:p>
      <text:p text:style-name="Standard">- <text:span text:style-name="T2">Un client</text:span> qui s'inscrit à la bibliothèque verse <text:span text:style-name="T2">une caution</text:span>.</text:p>
      <text:p text:style-name="Standard">- Suivant <text:span text:style-name="T2">le montant de cette caution</text:span> il aura le droit d'effectuer en même temps de <text:span text:style-name="T6">1 à 10 emprunts</text:span>.</text:p>
      <text:p text:style-name="Standard">- <text:span text:style-name="T6">Les emprunts durent</text:span> au maximum 8 jours.</text:p>
      <text:p text:style-name="Standard">- <text:span text:style-name="T2">Un livre</text:span> est caractérisé par <text:span text:style-name="T2">son numéro dans la bibliothèque (identifiant)</text:span>, <text:span text:style-name="T2">son éditeur</text:span> et <text:span text:style-name="T2">son (ses) auteur(s)</text:span>.</text:p>
      <text:p text:style-name="Standard">- On veut pouvoir <text:span text:style-name="T4">obtenir</text:span>, pour <text:span text:style-name="T2">chaque client les emprunts qu'il a effectués</text:span> (<text:span text:style-name="T2">nombre</text:span>, <text:span text:style-name="T2">numéro</text:span> et <text:span text:style-name="T2">titre du livre</text:span>, <text:span text:style-name="T2">date de l'emprunt</text:span>) au cours des trois derniers mois.</text:p>
      <text:p text:style-name="Standard">- Toutes les semaines, on édite l<text:span text:style-name="T2">a liste des emprunteurs en retard</text:span> : <text:span text:style-name="T2">nom et adresse du client</text:span>, <text:span text:style-name="T2">date de l'emprunt</text:span>, <text:span text:style-name="T2">numéro(s) et titre du (des) livre(s)</text:span> concerné(s).</text:p>
      <text:p text:style-name="Standard">- On veut enfin pouvoir connaître pour <text:span text:style-name="T2">chaque livre sa date d'achat et son état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12:24:38.517000000</dc:date>
    <meta:editing-duration>PT2H26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3" meta:word-count="165" meta:character-count="1006" meta:non-whitespace-character-count="849"/>
  </office:meta>
</office:document-meta>
</file>